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2.95cm"/>
    </style:style>
    <style:style style:name="Tabelle1.B" style:family="table-column">
      <style:table-column-properties style:column-width="1.393cm"/>
    </style:style>
    <style:style style:name="Tabelle1.C" style:family="table-column">
      <style:table-column-properties style:column-width="1.386cm"/>
    </style:style>
    <style:style style:name="Tabelle1.D" style:family="table-column">
      <style:table-column-properties style:column-width="1.27cm"/>
    </style:style>
    <style:style style:name="Tabelle1.A1" style:family="table-cell">
      <style:table-cell-properties fo:padding="0.049cm" fo:border="1pt solid #000000"/>
    </style:style>
    <style:style style:name="Tabel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able_20_Contents">
      <style:paragraph-properties fo:margin-top="0cm" fo:margin-bottom="0cm" loext:contextual-spacing="false"/>
      <style:text-properties fo:font-size="12pt" fo:font-weight="bold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">Aufgabe</text:p>
          </table:table-cell>
          <table:table-cell table:style-name="Tabelle1.B1" office:value-type="string">
            <text:p text:style-name="P2">D</text:p>
          </table:table-cell>
          <table:table-cell table:style-name="Tabelle1.B1" office:value-type="string">
            <text:p text:style-name="P2">K</text:p>
          </table:table-cell>
          <table:table-cell table:style-name="Tabelle1.B1" office:value-type="string">
            <text:p text:style-name="P2">J</text:p>
          </table:table-cell>
        </table:table-row>
        <table:table-row>
          <table:table-cell table:style-name="Tabelle1.A2" office:value-type="string">
            <text:p text:style-name="P3">Allgemeines</text:p>
            <text:p text:style-name="P3">Initiator, Teamerstellung, Organisation, Koordination, Planung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Präsentation</text:p>
            <text:p text:style-name="P3">Initiator, Themenvorschläge, Präsentationstemplate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Projektbericht</text:p>
            <text:p text:style-name="P3">Initiator, Themenvorschläge, Inhaltsverzeichnis, Latex-Template, Anz. Projektkapitel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Einarbeitung</text:p>
            <text:p text:style-name="P3">RTAudio, RTP-Protokoll, Grundlagen der Audioverarbeitung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Schnittstelle zur Audiohardware</text:p>
            <text:p text:style-name="P3">AudioHandler, RTAudioWrapper, AudioHandlerFactory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Audiokompression</text:p>
            <text:p text:style-name="P3">CMakeEinbindung von Opus, ProcessorOpus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Netzwerkschicht</text:p>
            <text:p text:style-name="P3">NetworkWrapper, UDPWrapper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RTP-Protokoll</text:p>
            <text:p text:style-name="P3">RTPPackageHandler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Empfangsprozess</text:p>
            <text:p text:style-name="P3">RTPListener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Jitter-Buffer</text:p>
            <text:p text:style-name="P3">RTPBuffer, RTPBufferAlternative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Prototypische Testanwendung</text:p>
            <text:p text:style-name="P3">OHMComm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Architektur</text:p>
            <text:p text:style-name="P3">AudioProcessor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Konfigurationen</text:p>
            <text:p text:style-name="P3">NetworkConfiguration,  AudioConfiguration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Prozessoren</text:p>
            <text:p text:style-name="P3">NetworkWrappingProcessor, ProcessorWAV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Erweitertete Konfigurationen</text:p>
            <text:p text:style-name="P3">Parameters, UserInput, Utlity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Statistik</text:p>
            <text:p text:style-name="P3">ProfilingAudioProcessor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Performanzaspekt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Prinzipien des objektorientierten Designs</text:p>
            <text:p text:style-name="P3">AudioHandler, AudioProcessor, NetworkWrapper, RTPBufferHandler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Dokumentation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Gesamtleistung (subjektive Sicht – Daniel)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Gesamtleistung (subjektive Sicht – Kamal)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  <table:table-row>
          <table:table-cell table:style-name="Tabelle1.A2" office:value-type="string">
            <text:p text:style-name="P3">Gesamtleistung (subjektive Sicht – Jonas)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  <table:table-cell table:style-name="Tabelle1.B2" office:value-type="string">
            <text:p text:style-name="P3"> 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3:33:37.432000000</meta:creation-date>
    <dc:date>2016-02-03T13:36:08.790000000</dc:date>
    <meta:editing-duration>PT2M37S</meta:editing-duration>
    <meta:editing-cycles>2</meta:editing-cycles>
    <meta:generator>LibreOffice/4.4.6.3$Windows_x86 LibreOffice_project/e8938fd3328e95dcf59dd64e7facd2c7d67c704d</meta:generator>
    <meta:document-statistic meta:table-count="1" meta:image-count="0" meta:object-count="0" meta:page-count="1" meta:paragraph-count="125" meta:word-count="88" meta:character-count="1178" meta:non-whitespace-character-count="1047"/>
  </office:meta>
</office:document-meta>
</file>